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新細明體" svg:font-family="新細明體"/>
    <style:font-face style:name="Calibri" svg:font-family="Calibri"/>
  </office:font-face-decls>
  <office:automatic-styles>
    <style:style style:name="ce1" style:family="table-cell" style:parent-style-name="Excel_32_Built-in_32_Normal_32_2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Excel_32_Built-in_32_Normal_32_2" style:data-style-name="N36">
      <style:table-cell-properties style:vertical-align="middle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_32_2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" style:family="table-cell" style:parent-style-name="Excel_32_Built-in_32_Normal_32_2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Excel_32_Built-in_32_Normal_32_2" style:data-style-name="N36">
      <style:table-cell-properties fo:border-top="thin solid #000000" fo:border-bottom="none" fo:border-left="none" fo:border-right="none" style:vertical-align="middle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7" style:family="table-cell" style:parent-style-name="Excel_32_Built-in_32_Normal_32_2" style:data-style-name="N36">
      <style:table-cell-properties fo:border-top="thin solid #000000" fo:border-bottom="none" fo:border-left="none" fo:border-right="none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Excel_32_Built-in_32_Normal_32_2" style:data-style-name="N36">
      <style:table-cell-properties fo:border-top="thin solid #000000" fo:border-bottom="none" fo:border-left="none" fo:border-right="thin solid #000000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Excel_32_Built-in_32_Normal_32_2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Excel_32_Built-in_32_Normal_32_2" style:data-style-name="N36">
      <style:table-cell-properties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Excel_32_Built-in_32_Normal_32_2" style:data-style-name="N36">
      <style:table-cell-properties fo:border-top="none" fo:border-bottom="none" fo:border-left="none" fo:border-right="thin solid #000000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Excel_32_Built-in_32_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Excel_32_Built-in_32_Normal_32_2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4" style:family="table-cell" style:parent-style-name="Excel_32_Built-in_32_Normal_32_2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Normal_32_3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16" style:family="table-cell" style:parent-style-name="Excel_32_Built-in_32_Normal_32_2" style:data-style-name="N36">
      <style:table-cell-properties fo:border-top="none" fo:border-bottom="thin solid #000000" fo:border-left="thin solid #000000" fo:border-right="none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Excel_32_Built-in_32_Normal_32_2" style:data-style-name="N36">
      <style:table-cell-properties fo:border-top="none" fo:border-bottom="thin solid #000000" fo:border-left="none" fo:border-right="none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Excel_32_Built-in_32_Normal_32_2" style:data-style-name="N36">
      <style:table-cell-properties fo:border-top="none" fo:border-bottom="thin solid #000000" fo:border-left="none" fo:border-right="thin solid #000000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9" style:family="table-cell" style:parent-style-name="_19968__33324___25991__20214__21046__35330__20462__35330__24290__27490__30003__35531__34920__32_3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Excel_32_Built-in_32_Normal_32_2" style:data-style-name="N36">
      <style:table-cell-properties style:vertical-align="middle" fo:background-color="transparent"/>
      <style:text-properties style:font-name="Calibri" style:font-name-asian="Calibri" style:font-name-complex="Calibri" fo:font-size="8pt" style:font-size-asian="8pt" style:font-size-complex="8pt"/>
    </style:style>
    <style:style style:name="ce21" style:family="table-cell" style:parent-style-name="Normal_32_3" style:data-style-name="N0">
      <style:table-cell-properties style:vertical-align="middle" fo:background-color="transparent"/>
    </style:style>
    <style:style style:name="ce22" style:family="table-cell" style:parent-style-name="Excel_32_Built-in_32_Normal_32_2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3" style:family="table-cell" style:parent-style-name="Excel_32_Built-in_32_Normal_32_2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4" style:family="table-cell" style:parent-style-name="Excel_32_Built-in_32_Normal_32_2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5" style:family="table-cell" style:parent-style-name="Excel_32_Built-in_32_Normal_32_2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6" style:family="table-cell" style:parent-style-name="Excel_32_Built-in_32_Normal_32_2" style:data-style-name="N36">
      <style:table-cell-properties style:vertical-align="middle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7" style:family="table-cell" style:parent-style-name="Excel_32_Built-in_32_Normal_32_2" style:data-style-name="N36">
      <style:table-cell-properties fo:border-top="none" fo:border-bottom="none" fo:border-left="thin solid #000000" fo:border-right="thin solid #000000" style:vertical-align="middle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8" style:family="table-cell" style:parent-style-name="Excel_32_Built-in_32_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Excel_32_Built-in_32_Normal_32_2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93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0.926041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6.7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2.2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52.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6.7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4-00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2" table:default-cell-style-name="ce1"/>
        <table:table-column table:style-name="co10" table:number-columns-repeated="15360" table:default-cell-style-name="ce21"/>
        <table:table-row table:style-name="ro1">
          <table:table-cell office:value-type="string" table:number-columns-spanned="10" table:number-rows-spanned="1" table:style-name="ce22">
            <text:p>騷擾與暴力報案單</text:p>
          </table:table-cell>
          <table:covered-table-cell table:number-columns-repeated="9"/>
          <table:table-cell table:number-columns-repeated="1014" table:style-name="ce1"/>
          <table:table-cell table:number-columns-repeated="15360" table:style-name="ce2"/>
        </table:table-row>
        <table:table-row table:style-name="ro2">
          <table:table-cell office:value-type="string" table:number-columns-spanned="10" table:number-rows-spanned="1" table:style-name="ce23">
            <text:p>FORM LAPORAN TINDAKAN PELECEHAN DAN KEKERASAN</text:p>
          </table:table-cell>
          <table:covered-table-cell table:number-columns-repeated="9"/>
          <table:table-cell table:number-columns-repeated="1014" table:style-name="ce1"/>
          <table:table-cell table:number-columns-repeated="15360" table:style-name="ce2"/>
        </table:table-row>
        <table:table-row table:style-name="ro3">
          <table:table-cell office:value-type="string" table:number-columns-spanned="10" table:number-rows-spanned="1" table:style-name="ce24">
            <text:p>(HARASSMENT &amp; ABUSE)</text:p>
          </table:table-cell>
          <table:covered-table-cell table:number-columns-repeated="9"/>
          <table:table-cell table:number-columns-repeated="1014" table:style-name="ce1"/>
          <table:table-cell table:number-columns-repeated="15360" table:style-name="ce2"/>
        </table:table-row>
        <table:table-row table:style-name="ro4">
          <table:table-cell table:style-name="ce3"/>
          <table:table-cell table:style-name="ce1"/>
          <table:table-cell table:style-name="ce4"/>
          <table:table-cell table:number-columns-repeated="1021" table:style-name="ce1"/>
          <table:table-cell table:number-columns-repeated="15360" table:style-name="ce2"/>
        </table:table-row>
        <table:table-row table:style-name="ro5">
          <table:table-cell office:value-type="string" table:style-name="ce5">
            <text:p>簽字人 Yang bertanda tangan di bawah ini</text:p>
          </table:table-cell>
          <table:table-cell table:number-columns-repeated="3" table:style-name="ce6"/>
          <table:table-cell table:number-columns-repeated="5" table:style-name="ce7"/>
          <table:table-cell table:style-name="ce8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12">
            <text:p>受害者姓名 Nama Pelapor/Korban</text:p>
          </table:table-cell>
          <table:table-cell office:value-type="string" table:style-name="ce10">
            <text:p>:</text:p>
          </table:table-cell>
          <table:table-cell table:number-columns-repeated="7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工號 NIK</text:p>
          </table:table-cell>
          <table:table-cell office:value-type="string" table:style-name="ce10">
            <text:p>:</text:p>
          </table:table-cell>
          <table:table-cell table:number-columns-repeated="7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部門 Department</text:p>
          </table:table-cell>
          <table:table-cell office:value-type="string" table:style-name="ce10">
            <text:p>:</text:p>
          </table:table-cell>
          <table:table-cell table:number-columns-repeated="7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number-columns-spanned="9" table:number-rows-spanned="1" table:style-name="ce25">
            <text:p>H &amp; A行為種類 <text:s/>Melaporkan adanya tindakan pelecehan dan kekerasan:</text:p>
          </table:table-cell>
          <table:covered-table-cell table:number-columns-repeated="8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number-columns-spanned="3" table:number-rows-spanned="1" table:style-name="ce25">
            <text:p>A. 非性暴力 Tindak kekerasan non Seksual</text:p>
          </table:table-cell>
          <table:covered-table-cell table:number-columns-repeated="2"/>
          <table:table-cell table:style-name="ce10"/>
          <table:table-cell office:value-type="string" table:number-columns-spanned="5" table:number-rows-spanned="1" table:style-name="ce26">
            <text:p>B. 性騷擾 Pelecehan Seksual</text:p>
          </table:table-cell>
          <table:covered-table-cell table:number-columns-repeated="4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1. 語言 Lisan</text:p>
          </table:table-cell>
          <table:table-cell table:style-name="ce14"/>
          <table:table-cell table:number-columns-repeated="2" table:style-name="ce10"/>
          <table:table-cell office:value-type="string" table:style-name="ce10">
            <text:p>1.語言 <text:s/>Lisan</text:p>
          </table:table-cell>
          <table:table-cell table:style-name="ce10"/>
          <table:table-cell table:style-name="ce14"/>
          <table:table-cell table:number-columns-repeated="2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2. 心理 Psikis</text:p>
          </table:table-cell>
          <table:table-cell table:style-name="ce14"/>
          <table:table-cell table:number-columns-repeated="2" table:style-name="ce10"/>
          <table:table-cell office:value-type="string" table:style-name="ce10">
            <text:p>2. 心理 Psikis</text:p>
          </table:table-cell>
          <table:table-cell table:style-name="ce10"/>
          <table:table-cell table:style-name="ce14"/>
          <table:table-cell table:number-columns-repeated="2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3. 肢體 Fisik</text:p>
          </table:table-cell>
          <table:table-cell table:style-name="ce14"/>
          <table:table-cell table:number-columns-repeated="2" table:style-name="ce10"/>
          <table:table-cell office:value-type="string" table:style-name="ce10">
            <text:p>3. 肢體 Fisik</text:p>
          </table:table-cell>
          <table:table-cell table:style-name="ce10"/>
          <table:table-cell table:style-name="ce14"/>
          <table:table-cell table:number-columns-repeated="2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6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7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13">
            <text:p>發生於 Yang terjadi pada :</text:p>
          </table:table-cell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13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日/日期/月/年</text:p>
          </table:table-cell>
          <table:table-cell office:value-type="string" table:style-name="ce10">
            <text:p>:</text:p>
          </table:table-cell>
          <table:table-cell table:number-columns-repeated="7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Hari / tanggal / bulan / tahun</text:p>
          </table:table-cell>
          <table:table-cell table:number-columns-repeated="3" table:style-name="ce10"/>
          <table:table-cell table:style-name="ce15"/>
          <table:table-cell table:number-columns-repeated="4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3" table:style-name="ce10"/>
          <table:table-cell table:style-name="ce15"/>
          <table:table-cell table:number-columns-repeated="4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時間 Waktu</text:p>
          </table:table-cell>
          <table:table-cell office:value-type="string" table:style-name="ce10">
            <text:p>:</text:p>
          </table:table-cell>
          <table:table-cell table:number-columns-repeated="7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地點 Tempat</text:p>
          </table:table-cell>
          <table:table-cell office:value-type="string" table:style-name="ce10">
            <text:p>:</text:p>
          </table:table-cell>
          <table:table-cell table:number-columns-repeated="7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number-columns-spanned="5" table:number-rows-spanned="1" table:style-name="ce25">
            <text:p>與嫌疑者確認: Dengan identitas Terlapor sebagai berikut</text:p>
          </table:table-cell>
          <table:covered-table-cell table:number-columns-repeated="4"/>
          <table:table-cell table:number-columns-repeated="4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姓名 Nama</text:p>
          </table:table-cell>
          <table:table-cell office:value-type="string" table:style-name="ce10">
            <text:p>:</text:p>
          </table:table-cell>
          <table:table-cell table:number-columns-repeated="7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工號 NIK</text:p>
          </table:table-cell>
          <table:table-cell office:value-type="string" table:style-name="ce10">
            <text:p>:</text:p>
          </table:table-cell>
          <table:table-cell table:number-columns-repeated="7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部門 Department</text:p>
          </table:table-cell>
          <table:table-cell office:value-type="string" table:style-name="ce10">
            <text:p>:</text:p>
          </table:table-cell>
          <table:table-cell table:number-columns-repeated="7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6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8">
          <table:table-cell office:value-type="string" table:number-columns-spanned="10" table:number-rows-spanned="1" table:style-name="ce27">
            <text:p>據此全權處理此騷擾與暴力案件 Dengan demikian menyerahkan sepenuhnya penanganan tindakan pelecehan dan kekerasan sesuai dengan peraturan yang berlaku.</text:p>
          </table:table-cell>
          <table:covered-table-cell table:number-columns-repeated="9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style-name="ce9">
            <text:p>Pemalang,…………,………………,20……..</text:p>
          </table:table-cell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number-columns-spanned="2" table:number-rows-spanned="1" table:style-name="ce28">
            <text:p>報案者 Yang melaporkan</text:p>
          </table:table-cell>
          <table:covered-table-cell/>
          <table:table-cell table:number-columns-repeated="2" table:style-name="ce10"/>
          <table:table-cell office:value-type="string" table:number-columns-spanned="5" table:number-rows-spanned="1" table:style-name="ce29">
            <text:p>受理人 Yang menerima Laporan ,</text:p>
          </table:table-cell>
          <table:covered-table-cell table:number-columns-repeated="4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number-rows-repeated="2" table:style-name="ro9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table:style-name="ce9"/>
          <table:table-cell table:number-columns-repeated="8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5">
          <table:table-cell office:value-type="string" table:number-columns-spanned="2" table:number-rows-spanned="1" table:style-name="ce28">
            <text:p>(……………………………………)</text:p>
          </table:table-cell>
          <table:covered-table-cell/>
          <table:table-cell table:number-columns-repeated="3" table:style-name="ce10"/>
          <table:table-cell office:value-type="string" table:style-name="ce10">
            <text:p>(……………………………………)</text:p>
          </table:table-cell>
          <table:table-cell table:number-columns-repeated="3" table:style-name="ce10"/>
          <table:table-cell table:style-name="ce11"/>
          <table:table-cell table:number-columns-repeated="1014" table:style-name="ce1"/>
          <table:table-cell table:number-columns-repeated="15360" table:style-name="ce2"/>
        </table:table-row>
        <table:table-row table:style-name="ro10">
          <table:table-cell table:style-name="ce16"/>
          <table:table-cell table:number-columns-repeated="8" table:style-name="ce17"/>
          <table:table-cell table:style-name="ce18"/>
          <table:table-cell table:number-columns-repeated="1014" table:style-name="ce1"/>
          <table:table-cell table:number-columns-repeated="15360" table:style-name="ce2"/>
        </table:table-row>
        <table:table-row table:style-name="ro11">
          <table:table-cell office:value-type="string" table:style-name="ce19">
            <text:p>文件編號 Kode Dokumen：H4-164</text:p>
          </table:table-cell>
          <table:table-cell table:number-columns-repeated="5" table:style-name="ce20"/>
          <table:table-cell table:number-columns-spanned="4" table:number-rows-spanned="1" table:style-name="ce30"/>
          <table:covered-table-cell table:number-columns-repeated="3"/>
          <table:table-cell table:style-name="ce20"/>
          <table:table-cell table:number-columns-repeated="1013" table:style-name="ce1"/>
          <table:table-cell table:number-columns-repeated="15360" table:style-name="ce2"/>
        </table:table-row>
        <table:table-row table:number-rows-repeated="1048527" table:style-name="ro11">
          <table:table-cell table:number-columns-repeated="16384"/>
        </table:table-row>
        <table:named-expressions>
          <table:named-range table:name="Print_Area" table:cell-range-address="A4-003.$A$1:A4-003.$J$49" table:base-cell-address="A4-003.$A$1"/>
        </table:named-expressions>
      </table:table>
      <table:named-expressions>
        <table:named-expression table:name="Excel_BuiltIn_Print_Area_1" table:expression="of:=[.#REF!]" table:base-cell-address="A4-0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新細明體" svg:font-family="新細明體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2" style:display-name="Excel Built-in Normal 2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3" style:display-name="Excel Built-in Normal 3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9968__33324___25991__20214__21046__35330__20462__35330__24290__27490__30003__35531__34920_" style:display-name="一般_文件制訂修訂廢止申請表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12pt" style:font-size-asian="12pt" style:font-size-complex="12pt"/>
    </style:style>
    <style:style style:name="_19968__33324___25991__20214__21046__35330__20462__35330__24290__27490__30003__35531__34920__32_3" style:display-name="一般_文件制訂修訂廢止申請表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95669291338583in" fo:margin-bottom="0.128346456692913in" fo:margin-left="0.251968503937008in" fo:margin-right="0.251968503937008in" style:print-orientation="portrait" style:print-page-order="ltr" style:first-page-number="1" style:scale-to="103%" style:table-centering="horizontal" style:print="objects charts drawings"/>
      <style:header-style>
        <style:header-footer-properties fo:min-height="0.143700787661417in" fo:margin-left="0in" fo:margin-right="0in" fo:margin-bottom="0in"/>
      </style:header-style>
      <style:footer-style>
        <style:header-footer-properties fo:min-height="0.03976377952755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DS-PC00446</meta:initial-creator>
    <dc:creator>long well</dc:creator>
    <meta:creation-date>2016-03-28T08:13:21Z</meta:creation-date>
    <dc:date>2025-08-04T00:23:42Z</dc:date>
    <meta:print-date>2023-11-07T04:16:00Z</meta:print-date>
    <meta:editing-cycles>10</meta:editing-cycles>
    <meta:editing-duration>PT1857S</meta:editing-duration>
  </office:meta>
</office:document-meta>
</file>